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dcdcdc" fo:min-height="9.579cm"/>
    </style:style>
    <style:style style:name="gr2" style:family="graphic" style:parent-style-name="standard">
      <style:graphic-properties draw:stroke="solid" svg:stroke-color="#000000" draw:fill="solid" draw:fill-color="#dcdcdc" fo:min-height="9.216cm"/>
    </style:style>
    <style:style style:name="P1" style:family="paragraph">
      <style:paragraph-properties fo:line-height="115%" fo:text-align="start"/>
      <style:text-properties style:font-name="arial" fo:font-size="16pt" style:font-name-asian="Liberation Mono" style:font-size-asian="16pt" style:font-name-complex="Liberation Mono" style:font-size-complex="16pt"/>
    </style:style>
    <style:style style:name="P2" style:family="paragraph">
      <loext:graphic-properties draw:fill="solid" draw:fill-color="#dcdcdc"/>
      <style:paragraph-properties fo:line-height="115%" fo:text-align="start"/>
      <style:text-properties style:font-name="arial" fo:font-size="16pt" style:font-name-asian="Liberation Mono" style:font-size-asian="16pt" style:font-name-complex="Liberation Mono" style:font-size-complex="16pt"/>
    </style:style>
    <style:style style:name="T1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arial" fo:font-size="16pt" style:font-size-asian="16pt" style:font-size-complex="16pt"/>
    </style:style>
    <style:style style:name="T3" style:family="text">
      <style:text-properties style:font-name="arial" fo:font-size="16pt" fo:background-color="transparent" style:font-size-asian="16pt" style:font-size-complex="16pt"/>
    </style:style>
    <style:style style:name="T4" style:family="text">
      <style:text-properties style:font-name="arial" fo:font-size="16pt" fo:font-weight="bold" fo:background-color="transparent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9.85cm" svg:height="9.829cm" svg:x="5.9cm" svg:y="1.071cm">
          <draw:text-box>
            <text:p text:style-name="P1"><text:span text:style-name="T1">Jewish identity</text:span></text:p>
            <text:p text:style-name="P1"><text:span text:style-name="T2"><text:s text:c="11"/></text:span><text:span text:style-name="T2"><text:tab/></text:span><text:span text:style-name="T2"> </text:span><text:span text:style-name="T1">N <text:s text:c="5"/>Mean <text:s text:c="6"/></text:span><text:span text:style-name="T1"><text:tab/></text:span><text:span text:style-name="T1">SD <text:s text:c="7"/></text:span><text:span text:style-name="T1"><text:tab/></text:span><text:span text:style-name="T1">SE <text:s text:c="5"/></text:span><text:span text:style-name="T1"><text:tab/></text:span><text:span text:style-name="T1">95% <text:s text:c="4"/>Conf. Interval</text:span><text:span text:style-name="T2"> <text:s text:c="8"/></text:span></text:p>
            <text:p text:style-name="P1"><text:span text:style-name="T1">level_0</text:span><text:span text:style-name="T2"> <text:s text:c="2"/></text:span><text:span text:style-name="T2"><text:tab/></text:span><text:span text:style-name="T2">214 <text:s/>0.137278 <text:s/>0.225208 <text:s/>0.015395 <text:s text:c="2"/>0.107034 <text:s/></text:span><text:span text:style-name="T2"><text:tab/></text:span><text:span text:style-name="T2">0.167523</text:span></text:p>
            <text:p text:style-name="P1"><text:span text:style-name="T1">level_1</text:span><text:span text:style-name="T2"> <text:s text:c="2"/></text:span><text:span text:style-name="T2"><text:tab/></text:span><text:span text:style-name="T2">214 <text:s/>0.146550 <text:s/>0.204520 <text:s/>0.013981 <text:s text:c="2"/>0.119083 <text:s/></text:span><text:span text:style-name="T2"><text:tab/></text:span><text:span text:style-name="T2">0.174016</text:span></text:p>
            <text:p text:style-name="P1"><text:span text:style-name="T1">level_5</text:span><text:span text:style-name="T2"> <text:s text:c="2"/></text:span><text:span text:style-name="T2"><text:tab/></text:span><text:span text:style-name="T2">214 <text:s/>0.165121 <text:s/>0.207500 <text:s/>0.014184 <text:s text:c="2"/>0.137254 <text:s/></text:span><text:span text:style-name="T2"><text:tab/></text:span><text:span text:style-name="T2">0.192987</text:span></text:p>
            <text:p text:style-name="P1"><text:span text:style-name="T1">level_2</text:span><text:span text:style-name="T2"> <text:s text:c="2"/></text:span><text:span text:style-name="T2"><text:tab/></text:span><text:span text:style-name="T2">214 <text:s/>0.167728 <text:s/>0.213974 <text:s/>0.014627 <text:s text:c="2"/>0.138992 <text:s/></text:span><text:span text:style-name="T2"><text:tab/></text:span><text:span text:style-name="T2">0.196464</text:span></text:p>
            <text:p text:style-name="P1"><text:span text:style-name="T1">level_3</text:span><text:span text:style-name="T2"> <text:s text:c="2"/></text:span><text:span text:style-name="T2"><text:tab/></text:span><text:span text:style-name="T2">214 <text:s/>0.168272 <text:s/>0.203585 <text:s/>0.013917 <text:s text:c="2"/>0.140931 <text:s/></text:span><text:span text:style-name="T2"><text:tab/></text:span><text:span text:style-name="T2">0.195613</text:span></text:p>
            <text:p text:style-name="P1"><text:span text:style-name="T1">level_4</text:span><text:span text:style-name="T2"> <text:s text:c="2"/></text:span><text:span text:style-name="T2"><text:tab/></text:span><text:span text:style-name="T2">214 <text:s/>0.168771 <text:s/>0.221208 <text:s/>0.015121 <text:s text:c="2"/>0.139063 <text:s/></text:span><text:span text:style-name="T2"><text:tab/></text:span><text:span text:style-name="T2">0.198479</text:span></text:p>
            <text:p text:style-name="P1"><text:span text:style-name="T1">level_7</text:span><text:span text:style-name="T2"> <text:s text:c="2"/></text:span><text:span text:style-name="T2"><text:tab/></text:span><text:span text:style-name="T2">214 <text:s/>0.177465 <text:s/>0.217144 <text:s/>0.014844 <text:s text:c="2"/>0.148303 <text:s/></text:span><text:span text:style-name="T2"><text:tab/></text:span><text:span text:style-name="T2">0.206626</text:span></text:p>
            <text:p text:style-name="P1"><text:span text:style-name="T1">level_6</text:span><text:span text:style-name="T2"> <text:s text:c="2"/></text:span><text:span text:style-name="T2"><text:tab/></text:span><text:span text:style-name="T2">214 <text:s/>0.180769 <text:s/>0.199595 <text:s/>0.013644 <text:s text:c="2"/>0.153964 <text:s/></text:span><text:span text:style-name="T2"><text:tab/></text:span><text:span text:style-name="T2">0.207574</text:span></text:p>
            <text:p text:style-name="P1"><text:span text:style-name="T1">level_10</text:span><text:span text:style-name="T2"> <text:s/>214 <text:s/>0.199158 <text:s/>0.224799 <text:s/>0.015367 <text:s text:c="2"/>0.168968 <text:s/></text:span><text:span text:style-name="T2"><text:tab/></text:span><text:span text:style-name="T2">0.229348</text:span></text:p>
            <text:p text:style-name="P1"><text:span text:style-name="T1">level_8</text:span><text:span text:style-name="T2"> <text:s text:c="2"/></text:span><text:span text:style-name="T2"><text:tab/></text:span><text:span text:style-name="T2">214 <text:s/>0.209509 <text:s/>0.229285 <text:s/>0.015674 <text:s text:c="2"/>0.178716 <text:s/></text:span><text:span text:style-name="T2"><text:tab/></text:span><text:span text:style-name="T2">0.240301</text:span></text:p>
            <text:p text:style-name="P1"><text:span text:style-name="T1">level_9</text:span><text:span text:style-name="T2"> <text:s text:c="2"/></text:span><text:span text:style-name="T2"><text:tab/></text:span><text:span text:style-name="T2">214 <text:s/>0.218742 <text:s/>0.237592 <text:s/>0.016241 <text:s text:c="2"/>0.186834 <text:s/></text:span><text:span text:style-name="T2"><text:tab/></text:span><text:span text:style-name="T2">0.250649</text:span></text:p>
          </draw:text-box>
        </draw:frame>
        <draw:frame draw:style-name="gr2" draw:text-style-name="P2" draw:layer="layout" svg:width="21.5cm" svg:height="9.624cm" svg:x="4.6cm" svg:y="10.176cm">
          <draw:text-box>
            <text:p text:style-name="P1"><text:span text:style-name="T2"><text:s text:c="28"/></text:span><text:span text:style-name="T2"><text:tab/></text:span><text:span text:style-name="T2"> </text:span><text:span text:style-name="T2"><text:tab/></text:span><text:span text:style-name="T2">Coef <text:s text:c="3"/></text:span><text:span text:style-name="T2"><text:tab/></text:span><text:span text:style-name="T2">std err <text:s text:c="8"/>t <text:s text:c="10"/>P&gt;|t| <text:s text:c="5"/>[0.025 <text:s text:c="5"/></text:span><text:span text:style-name="T2">0.975]</text:span></text:p>
            <text:p text:style-name="P1"><text:span text:style-name="T2">----------------------------------------------------------------------------------------------------</text:span><text:span text:style-name="T2">--------</text:span></text:p>
            <text:p text:style-name="P1"><text:span text:style-name="T1">Intercept <text:s text:c="16"/></text:span><text:span text:style-name="T1"><text:tab/></text:span><text:span text:style-name="T1">0.1373 <text:s text:c="5"/>0.015 <text:s text:c="5"/>9.251 <text:s text:c="5"/>0.000 <text:s text:c="6"/>0.108 <text:s text:c="6"/></text:span><text:span text:style-name="T1">0.166</text:span></text:p>
            <text:p text:style-name="P1"><text:span text:style-name="T3">C(jewish)[T.level_1] <text:s text:c="4"/></text:span><text:span text:style-name="T3"><text:tab/></text:span><text:span text:style-name="T3">0.0093 <text:s text:c="5"/>0.021 <text:s text:c="5"/>0.442 <text:s text:c="5"/>0.659 <text:s text:c="5"/>-0.032 <text:s text:c="6"/></text:span><text:span text:style-name="T3">0.050</text:span></text:p>
            <text:p text:style-name="P1"><text:span text:style-name="T1">C(jewish)[T.level_10]</text:span><text:span text:style-name="T1"><text:tab/></text:span><text:span text:style-name="T1">0.0619 <text:s text:c="5"/>0.021 <text:s text:c="5"/>2.949 <text:s text:c="5"/>0.003 <text:s text:c="6"/>0.021 <text:s text:c="6"/></text:span><text:span text:style-name="T1">0.103</text:span></text:p>
            <text:p text:style-name="P1"><text:span text:style-name="T3">C(jewish)[T.level_2]</text:span><text:span text:style-name="T3"><text:tab/></text:span><text:span text:style-name="T3"><text:tab/></text:span><text:span text:style-name="T3">0.0304 <text:s text:c="5"/>0.021 <text:s text:c="5"/>1.451 <text:s text:c="5"/>0.147 <text:s text:c="5"/>-0.011 <text:s text:c="6"/></text:span><text:span text:style-name="T3">0.072</text:span></text:p>
            <text:p text:style-name="P1"><text:span text:style-name="T3">C(jewish)[T.level_3] <text:s text:c="4"/></text:span><text:span text:style-name="T3"><text:tab/></text:span><text:span text:style-name="T3">0.0310 <text:s text:c="5"/>0.021 <text:s text:c="5"/>1.477 <text:s text:c="5"/>0.140 <text:s text:c="5"/>-0.010 <text:s text:c="6"/></text:span><text:span text:style-name="T3">0.072</text:span></text:p>
            <text:p text:style-name="P1"><text:span text:style-name="T3">C(jewish)[T.level_4] <text:s text:c="4"/></text:span><text:span text:style-name="T3"><text:tab/></text:span><text:span text:style-name="T3">0.0315 <text:s text:c="5"/>0.021 <text:s text:c="5"/>1.501 <text:s text:c="5"/>0.134 <text:s text:c="5"/>-0.010 <text:s text:c="6"/></text:span><text:span text:style-name="T3">0.073</text:span></text:p>
            <text:p text:style-name="P1"><text:span text:style-name="T3">C(jewish)[T.level_5] <text:s text:c="4"/></text:span><text:span text:style-name="T3"><text:tab/></text:span><text:span text:style-name="T3">0.0278 <text:s text:c="5"/>0.021 <text:s text:c="5"/>1.327 <text:s text:c="5"/>0.185 <text:s text:c="5"/>-0.013 <text:s text:c="6"/></text:span><text:span text:style-name="T3">0.069</text:span></text:p>
            <text:p text:style-name="P1"><text:span text:style-name="T4">C(jewish)[T.level_6] <text:s text:c="2"/></text:span><text:span text:style-name="T4"><text:tab/></text:span><text:span text:style-name="T4">0.0435 <text:s text:c="5"/>0.021 <text:s text:c="5"/>2.072 <text:s text:c="5"/>0.038 <text:s text:c="6"/>0.002 <text:s text:c="6"/></text:span><text:span text:style-name="T4">0.085</text:span></text:p>
            <text:p text:style-name="P1"><text:span text:style-name="T4">C(jewish)[T.level_7] <text:s text:c="2"/></text:span><text:span text:style-name="T4"><text:tab/></text:span><text:span text:style-name="T4">0.0402 <text:s text:c="5"/>0.021 <text:s text:c="5"/>1.915 <text:s text:c="5"/>0.056 <text:s text:c="5"/>-0.001 <text:s text:c="6"/></text:span><text:span text:style-name="T4">0.081</text:span></text:p>
            <text:p text:style-name="P1"><text:span text:style-name="T2">C(jewish)[T.level_8] <text:s text:c="4"/></text:span><text:span text:style-name="T2"><text:tab/></text:span><text:span text:style-name="T2">0.0722 <text:s text:c="5"/>0.021 <text:s text:c="5"/>3.442 <text:s text:c="5"/>0.001 <text:s text:c="6"/>0.031 <text:s text:c="6"/></text:span><text:span text:style-name="T2">0.113</text:span></text:p>
            <text:p text:style-name="P1"><text:span text:style-name="T2">C(jewish)[T.level_9] <text:s text:c="4"/></text:span><text:span text:style-name="T2"><text:tab/></text:span><text:span text:style-name="T2">0.0815 <text:s text:c="5"/>0.021 <text:s text:c="5"/>3.882 <text:s text:c="5"/>0.000 <text:s text:c="6"/>0.040 <text:s text:c="6"/></text:span><text:span text:style-name="T2">0.12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31T19:42:50.541677232</meta:creation-date>
    <dc:date>2019-11-01T18:44:46.511838131</dc:date>
    <meta:editing-duration>PT7H10M55S</meta:editing-duration>
    <meta:editing-cycles>5</meta:editing-cycles>
    <meta:generator>LibreOffice/6.0.7.3$Linux_X86_64 LibreOffice_project/00m0$Build-3</meta:generator>
    <meta:document-statistic meta:object-count="2"/>
  </office:meta>
</office:document-meta>
</file>